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text-properties fo:language="en" fo:country="US"/>
    </style:style>
    <style:style style:name="P2" style:family="paragraph" style:parent-style-name="Text_20_body_20_indent_20_Organon">
      <style:text-properties fo:language="en" fo:country="US" officeooo:paragraph-rsid="000ecc17"/>
    </style:style>
    <style:style style:name="P3" style:family="paragraph" style:parent-style-name="Text_20_body_20_indent_20_Organon">
      <style:text-properties fo:language="en" fo:country="US" officeooo:rsid="000ecc17" officeooo:paragraph-rsid="000ecc17"/>
    </style:style>
    <style:style style:name="P4" style:family="paragraph" style:parent-style-name="Text_20_body_20_indent_20_Organon">
      <style:text-properties fo:language="en" fo:country="US" officeooo:rsid="000ecc17" officeooo:paragraph-rsid="000ecc17" fo:background-color="#ffff00"/>
    </style:style>
    <style:style style:name="P5" style:family="paragraph" style:parent-style-name="Text_20_body_20_indent_20_Organon">
      <style:text-properties fo:language="en" fo:country="US" fo:font-weight="bold" officeooo:rsid="000ced3b" officeooo:paragraph-rsid="000ced3b" style:font-weight-asian="bold" style:font-weight-complex="bold"/>
    </style:style>
    <style:style style:name="P6" style:family="paragraph" style:parent-style-name="Text_20_body_20_indent_20_Organon">
      <style:text-properties fo:language="en" fo:country="US" officeooo:paragraph-rsid="000ced3b"/>
    </style:style>
    <style:style style:name="P7" style:family="paragraph" style:parent-style-name="Heading_20_3">
      <style:text-properties fo:language="en" fo:country="US"/>
    </style:style>
    <style:style style:name="T1" style:family="text">
      <style:text-properties officeooo:rsid="00122375"/>
    </style:style>
    <style:style style:name="T2" style:family="text">
      <style:text-properties officeooo:rsid="000ecc17"/>
    </style:style>
    <style:style style:name="T3" style:family="text">
      <style:text-properties officeooo:rsid="000ecc17" fo:background-color="transparent" loext:char-shading-value="0"/>
    </style:style>
    <style:style style:name="T4" style:family="text">
      <style:text-properties fo:font-weight="bold" style:font-weight-asian="bold" style:font-weight-complex="bold"/>
    </style:style>
    <style:style style:name="T5" style:family="text">
      <style:text-properties fo:font-weight="normal" officeooo:rsid="000ced3b" style:font-weight-asian="normal" style:font-weight-complex="normal"/>
    </style:style>
    <style:style style:name="T6" style:family="text">
      <style:text-properties fo:font-weight="normal" officeooo:rsid="000dac6b"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6">
        <text:h text:style-name="P7" text:outline-level="3"><text:bookmark-start text:name="__RefHeading___Toc7284_1464965999"/><text:span text:style-name="T1">Divide</text:span> Text (Batch)<text:bookmark-end text:name="__RefHeading___Toc7284_1464965999"/></text:h>
        <text:p text:style-name="P2"><text:line-break/>With the function “<text:span text:style-name="T1">Divide</text:span> Text (Batch)” a file can be divided into multiple files and folders at once. <text:span text:style-name="T2">The source file will be kept. The newly created files will be created on the same level as the source file.</text:span></text:p>
        <text:p text:style-name="P3">As Organon offers no possibility to undo this action, and the result of the division might be unpredictable, the user can decide himself, with witch files he want's to work on. In this manner he can try out a division first.</text:p>
        <text:p text:style-name="P2"/>
        <text:p text:style-name="P4">Tip:</text:p>
        <text:p text:style-name="P2"><text:span text:style-name="T3">To try out a division first, it's a good idea, to create a folder and to move the source into that folder. If the newly created files should be deleted again, the source can be moved back and the folder containing the new files can be deleted easily.</text:span><text:line-break/><text:line-break/>The <text:span text:style-name="T4">searchterm</text:span> divides the source text before the occurrence of the searchterm.<text:line-break/>The word search is not case sensitive.<text:line-break/><text:line-break/><text:span text:style-name="T4">Regular expression</text:span> corresponds in its operation to the Writer search.<text:line-break/>See: https://wiki.openoffice.org/wiki/Documentation/How_Tos/Regular_Expressions_in_Writer<text:line-break/><text:line-break/>The option <text:span text:style-name="T4">Blank Lines</text:span> divides the text in occurrences of blank lines.<text:line-break/><text:line-break/>When <text:span text:style-name="T4">Headings</text:span> are selected, the text is divided according to its headers in the default formatting (heading, heading1, heading2 etc.).<text:line-break/><text:line-break/>While the <text:span text:style-name="T4">searchterm</text:span> and <text:span text:style-name="T4">blank lines</text:span> create files, <text:span text:style-name="T4">headings</text:span> are created as a folder. The headings are mirrored in their hierarchy in the newly created folders. </text:p>
        <text:p text:style-name="P1"/>
        <text:p text:style-name="P5">Link Cross-References to new Files:</text:p>
        <text:p text:style-name="P6"><text:span text:style-name="T5">If this option is checked, Organon will search for cross-references from other files into the source file and convert them, so that they will be linked to the newly created files after the division. This </text:span><text:soft-page-break/><text:span text:style-name="T5">option shouldn’t be checked while trying out a division first, as once relinked references will </text:span><text:span text:style-name="T6">get</text:span><text:span text:style-name="T5"> lost, when the files containing the reference target </text:span><text:span text:style-name="T6">are dele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9T07:29:33.578000000</dc:date>
    <meta:editing-duration>P0D</meta:editing-duration>
    <meta:editing-cycles>1</meta:editing-cycles>
    <meta:document-statistic meta:table-count="0" meta:image-count="0" meta:object-count="0" meta:page-count="2" meta:paragraph-count="7" meta:word-count="287" meta:character-count="1763" meta:non-whitespace-character-count="1476"/>
    <meta:generator>LibreOffice/5.1.1.3$Windows_X86_64 LibreOffice_project/89f508ef3ecebd2cfb8e1def0f0ba9a803b88a6d</meta:generator>
  </office:meta>
</office:document-meta>
</file>